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f57" officeooo:paragraph-rsid="0019ef57"/>
    </style:style>
    <style:style style:name="P2" style:family="paragraph" style:parent-style-name="Standard">
      <style:text-properties officeooo:rsid="0019ef57" officeooo:paragraph-rsid="002fc5d8"/>
    </style:style>
    <style:style style:name="P3" style:family="paragraph" style:parent-style-name="Standard">
      <style:text-properties officeooo:rsid="001afcf3" officeooo:paragraph-rsid="001afcf3"/>
    </style:style>
    <style:style style:name="P4" style:family="paragraph" style:parent-style-name="Standard">
      <style:text-properties officeooo:rsid="001afcf3" officeooo:paragraph-rsid="001b2721"/>
    </style:style>
    <style:style style:name="P5" style:family="paragraph" style:parent-style-name="Standard">
      <style:text-properties officeooo:rsid="001b2721" officeooo:paragraph-rsid="001b2721"/>
    </style:style>
    <style:style style:name="P6" style:family="paragraph" style:parent-style-name="Standard">
      <style:text-properties officeooo:rsid="001cf3b0" officeooo:paragraph-rsid="001cf3b0"/>
    </style:style>
    <style:style style:name="P7" style:family="paragraph" style:parent-style-name="Standard">
      <style:text-properties officeooo:rsid="001e65e2" officeooo:paragraph-rsid="001e65e2"/>
    </style:style>
    <style:style style:name="P8" style:family="paragraph" style:parent-style-name="Standard">
      <style:text-properties officeooo:rsid="0020336c" officeooo:paragraph-rsid="0020336c"/>
    </style:style>
    <style:style style:name="P9" style:family="paragraph" style:parent-style-name="Standard">
      <style:text-properties officeooo:rsid="0020890d" officeooo:paragraph-rsid="0020890d"/>
    </style:style>
    <style:style style:name="P10" style:family="paragraph" style:parent-style-name="Standard">
      <style:text-properties style:font-name="Verdana" style:text-underline-style="solid" style:text-underline-width="auto" style:text-underline-color="font-color" officeooo:rsid="0020890d" officeooo:paragraph-rsid="0020890d"/>
    </style:style>
    <style:style style:name="P11" style:family="paragraph" style:parent-style-name="Standard">
      <style:text-properties style:font-name="Verdana" style:text-underline-style="solid" style:text-underline-width="auto" style:text-underline-color="font-color" officeooo:rsid="0019ef57" officeooo:paragraph-rsid="0019ef57"/>
    </style:style>
    <style:style style:name="P12" style:family="paragraph" style:parent-style-name="Standard">
      <style:text-properties style:font-name="Verdana" style:text-underline-style="solid" style:text-underline-width="auto" style:text-underline-color="font-color" officeooo:rsid="00233c7d" officeooo:paragraph-rsid="00233c7d"/>
    </style:style>
    <style:style style:name="P13" style:family="paragraph" style:parent-style-name="Standard">
      <style:text-properties style:font-name="Verdana" style:text-underline-style="solid" style:text-underline-width="auto" style:text-underline-color="font-color" officeooo:rsid="0025d7f1" officeooo:paragraph-rsid="0025d7f1"/>
    </style:style>
    <style:style style:name="P14" style:family="paragraph" style:parent-style-name="Standard">
      <style:text-properties style:font-name="Verdana" style:text-underline-style="solid" style:text-underline-width="auto" style:text-underline-color="font-color" officeooo:rsid="00353133" officeooo:paragraph-rsid="00353133"/>
    </style:style>
    <style:style style:name="P15" style:family="paragraph" style:parent-style-name="Standard">
      <style:paragraph-properties fo:text-align="center" style:justify-single-word="false"/>
      <style:text-properties style:font-name="Verdana" officeooo:rsid="0019ef57" officeooo:paragraph-rsid="0019ef57"/>
    </style:style>
    <style:style style:name="P16" style:family="paragraph" style:parent-style-name="Standard">
      <style:text-properties style:font-name="Verdana" style:text-underline-style="none" officeooo:rsid="0025d7f1" officeooo:paragraph-rsid="0025d7f1"/>
    </style:style>
    <style:style style:name="P17" style:family="paragraph" style:parent-style-name="Standard">
      <style:text-properties officeooo:rsid="002182cf" officeooo:paragraph-rsid="002182cf"/>
    </style:style>
    <style:style style:name="P18" style:family="paragraph" style:parent-style-name="Standard">
      <style:text-properties officeooo:rsid="0026eaf4" officeooo:paragraph-rsid="0026eaf4"/>
    </style:style>
    <style:style style:name="P19" style:family="paragraph" style:parent-style-name="Standard">
      <style:text-properties officeooo:rsid="0027860e" officeooo:paragraph-rsid="0027860e"/>
    </style:style>
    <style:style style:name="P20" style:family="paragraph" style:parent-style-name="Standard">
      <style:text-properties officeooo:rsid="00287903" officeooo:paragraph-rsid="00287903"/>
    </style:style>
    <style:style style:name="P21" style:family="paragraph" style:parent-style-name="Standard">
      <style:text-properties officeooo:rsid="0029bc42" officeooo:paragraph-rsid="0029bc42"/>
    </style:style>
    <style:style style:name="P22" style:family="paragraph" style:parent-style-name="Standard">
      <style:text-properties officeooo:rsid="002bb46a" officeooo:paragraph-rsid="002fc5d8"/>
    </style:style>
    <style:style style:name="P23" style:family="paragraph" style:parent-style-name="Standard">
      <style:text-properties officeooo:rsid="002cc8c4" officeooo:paragraph-rsid="002cc8c4"/>
    </style:style>
    <style:style style:name="P24" style:family="paragraph" style:parent-style-name="Standard">
      <style:text-properties officeooo:paragraph-rsid="002cc8c4"/>
    </style:style>
    <style:style style:name="P25" style:family="paragraph" style:parent-style-name="Standard">
      <style:text-properties officeooo:rsid="002d065a" officeooo:paragraph-rsid="002fc5d8"/>
    </style:style>
    <style:style style:name="P26" style:family="paragraph" style:parent-style-name="Standard">
      <style:text-properties officeooo:rsid="00321e7c" officeooo:paragraph-rsid="00321e7c"/>
    </style:style>
    <style:style style:name="P27" style:family="paragraph" style:parent-style-name="Standard">
      <style:text-properties officeooo:rsid="00335797" officeooo:paragraph-rsid="00335797"/>
    </style:style>
    <style:style style:name="P28" style:family="paragraph" style:parent-style-name="Standard">
      <style:text-properties officeooo:rsid="0033df59" officeooo:paragraph-rsid="0033df59"/>
    </style:style>
    <style:style style:name="P29" style:family="paragraph" style:parent-style-name="Standard">
      <style:text-properties style:font-name="Arial" style:text-underline-style="none" officeooo:rsid="003568ef" officeooo:paragraph-rsid="003568ef"/>
    </style:style>
    <style:style style:name="T1" style:family="text">
      <style:text-properties officeooo:rsid="001afcf3"/>
    </style:style>
    <style:style style:name="T2" style:family="text">
      <style:text-properties officeooo:rsid="001b272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f4a3e"/>
    </style:style>
    <style:style style:name="T5" style:family="text">
      <style:text-properties style:font-name="Verdana"/>
    </style:style>
    <style:style style:name="T6" style:family="text">
      <style:text-properties style:font-name="Verdana" style:text-underline-style="solid" style:text-underline-width="auto" style:text-underline-color="font-color"/>
    </style:style>
    <style:style style:name="T7" style:family="text">
      <style:text-properties officeooo:rsid="0024762a"/>
    </style:style>
    <style:style style:name="T8" style:family="text">
      <style:text-properties officeooo:rsid="0029bc42"/>
    </style:style>
    <style:style style:name="T9" style:family="text">
      <style:text-properties officeooo:rsid="002bb46a"/>
    </style:style>
    <style:style style:name="T10" style:family="text">
      <style:text-properties officeooo:rsid="002cc8c4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cc8c4"/>
    </style:style>
    <style:style style:name="T13" style:family="text">
      <style:text-properties officeooo:rsid="002ead51"/>
    </style:style>
    <style:style style:name="T14" style:family="text">
      <style:text-properties officeooo:rsid="00321e7c"/>
    </style:style>
    <style:style style:name="T15" style:family="text">
      <style:text-properties officeooo:rsid="0032dfc5"/>
    </style:style>
    <style:style style:name="T16" style:family="text">
      <style:text-properties officeooo:rsid="00335797"/>
    </style:style>
    <style:style style:name="T17" style:family="text">
      <style:text-properties officeooo:rsid="00366e11"/>
    </style:style>
    <style:style style:name="T18" style:family="text">
      <style:text-properties officeooo:rsid="0036ad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lgorithme et société</text:p>
      <text:p text:style-name="P15">Patrick Loiseau et Oana Goga</text:p>
      <text:p text:style-name="P1"/>
      <text:p text:style-name="P11">Les algorithmes dans la perception populaire :</text:p>
      <text:p text:style-name="P1"/>
      <text:p text:style-name="P1">impression de boîte noire, <text:span text:style-name="T18">secret</text:span></text:p>
      <text:p text:style-name="P1">peur</text:p>
      <text:p text:style-name="P1">envie de comprendre</text:p>
      <text:p text:style-name="P1"/>
      <text:p text:style-name="P1">***</text:p>
      <text:p text:style-name="P1"/>
      <text:p text:style-name="P3"><text:span text:style-name="T6">La question fondamentale que ces 2 chercheurs se sont posée :</text:span> </text:p>
      <text:p text:style-name="P3">La publicité en ligne (et notamment sur facebook) comment ça marche ?</text:p>
      <text:p text:style-name="P3"/>
      <text:p text:style-name="P3">Des données personnelles sont stockées, pourquoi ?</text:p>
      <text:p text:style-name="P3"/>
      <text:p text:style-name="P4"><text:span text:style-name="T6">Indicateur</text:span><text:span text:style-name="T5"> :</text:span> </text:p>
      <text:p text:style-name="P4">Dès qu’on voit « Suggested post » <text:span text:style-name="T2">sur facebook</text:span>, cela veut dire que quelqu’un a payé pour (via Create Ads).</text:p>
      <text:p text:style-name="P1"/>
      <text:p text:style-name="P1">« <text:span text:style-name="T1">Sur facebook, n’importe qui peut devenir publicitaire »</text:span></text:p>
      <text:p text:style-name="P5">Mode d’emploi : </text:p>
      <text:p text:style-name="P5">Choisir sa cible (critères d’âge, sexe, localisation géographique, etc.)</text:p>
      <text:p text:style-name="P5">« Detailed targeting » via des attributs booléens </text:p>
      <text:p text:style-name="P1"/>
      <text:p text:style-name="P5">Type d’entreprise : data brokers (ex. : Acxiom/Epsilom/Experian/DLX/Facebook)</text:p>
      <text:p text:style-name="P1"/>
      <text:p text:style-name="P6">D’où viennent les données utilisateur de facebook ? </text:p>
      <text:p text:style-name="P6">Des actions sur facebook : clics, actions, posts, etc.</text:p>
      <text:p text:style-name="P6">Des informations de navigation des usagers</text:p>
      <text:p text:style-name="P7">et des données hors connexion (via les <text:span text:style-name="T4">autres </text:span>data brokers)</text:p>
      <text:p text:style-name="P7"/>
      <text:p text:style-name="P8">exemple d’audience (cible) : personnes mariées, intéressées par l’achat d’une maison</text:p>
      <text:p text:style-name="P8"/>
      <text:p text:style-name="P8">* modèle PII : personal identity informations</text:p>
      <text:p text:style-name="P8"/>
      <text:p text:style-name="P9">Ciblage direct (même si on n’a pas d’adresse e-mail)</text:p>
      <text:p text:style-name="P9"/>
      <text:p text:style-name="P9">***</text:p>
      <text:p text:style-name="P9"/>
      <text:p text:style-name="P10">Les défis de la publicité en ligne </text:p>
      <text:p text:style-name="P1"/>
      <text:p text:style-name="P9">1- respect de la vie privée</text:p>
      <text:p text:style-name="P9">2- lutte contre la discrimination (manque de clarté de la part des acteurs de la publicité)</text:p>
      <text:p text:style-name="P9">3- transparence (peu de résultats)</text:p>
      <text:p text:style-name="P9"/>
      <text:p text:style-name="P17">Facebook pixel : like button – collecte des données de façon invisible.</text:p>
      <text:p text:style-name="P17">Facebook a « résolu » la « faille » liée à ce « pixel » - cf. annonce du 22 décembre 2017</text:p>
      <text:p text:style-name="P17"/>
      <text:p text:style-name="P24"><text:span text:style-name="T10">Référence à IEEE (</text:span><text:bookmark text:name="firstHeading"/><text:span text:style-name="T11">Institute of Electrical and Electronics Engineers</text:span><text:span text:style-name="T12">) Security and Privacy </text:span></text:p>
      <text:p text:style-name="P23"/>
      <text:p text:style-name="P17"/>
      <text:p text:style-name="P17"><text:soft-page-break/></text:p>
      <text:p text:style-name="P17"/>
      <text:p text:style-name="P17"/>
      <text:p text:style-name="P17"/>
      <text:p text:style-name="P12">Capitalisant sur leurs recherches, les deux chercheurs se sont demandé :</text:p>
      <text:p text:style-name="P1"/>
      <text:p text:style-name="P1">« <text:span text:style-name="T7">Comment analyser les failles concernant la vie privée des plateformes de publicité en ligne de façon systématique ? »</text:span></text:p>
      <text:p text:style-name="P1"/>
      <text:p text:style-name="P1">***</text:p>
      <text:p text:style-name="P1"/>
      <text:p text:style-name="P13">Peut-on prévenir/détecter la discrimination des publicités en ligne ?</text:p>
      <text:p text:style-name="P16"/>
      <text:p text:style-name="P18">Ex. : peut se traduire par des offres d’emploi à salaire plus élevé pour les hommes que pour les femmes.</text:p>
      <text:p text:style-name="P18"/>
      <text:p text:style-name="P19">a variable « ethnic affinity » a changé de nom (« multi-cultural affinity »), hourra, son contenu n’a par contre pas changé…</text:p>
      <text:p text:style-name="P19">« <text:span text:style-name="T9">Est-ce que bannir « ethinc affinity » résoud le problème ? » la réponse des chercheurs est « non ».</text:span></text:p>
      <text:p text:style-name="P19"/>
      <text:p text:style-name="P20">Aux Etats-Unis, <text:span text:style-name="T8">les listes d’électeurs sont publiques =&gt; c’est de la donnée gratuite exploitée facilement par les data-brokers. On peut aussi inférer l’appartenance ethnique d’une personne en analysant ses « likes » (typiquement, les musiques « noires » comme le blues, et son réseau d’amis).</text:span></text:p>
      <text:p text:style-name="P20"/>
      <text:p text:style-name="P21"/>
      <text:p text:style-name="P21">Utilisation des données pour du lobbrying politique :</text:p>
      <text:p text:style-name="P21">affaire Cambridge Analytica (Trump/Russie).</text:p>
      <text:p text:style-name="P21"/>
      <text:p text:style-name="P21">***</text:p>
      <text:p text:style-name="P21"/>
      <text:p text:style-name="P22">Une question pour laquelle tout un chacun a le droit d’avoir une réponse de qualité : « avec lesquelles de mes données suis-je ciblé ? » - bandeau « why am I seeing this ?» sur facebook ads.</text:p>
      <text:p text:style-name="P2"/>
      <text:p text:style-name="P25"><text:span text:style-name="T3">Définir « Réponse de qualité »</text:span> </text:p>
      <text:p text:style-name="P25">Explications incomplètes, trop vagues : </text:p>
      <text:p text:style-name="P25"><text:span text:style-name="T13"><text:tab/>il faudrait préciser les dates, </text:span></text:p>
      <text:p text:style-name="P25"><text:span text:style-name="T13"><text:tab/>à partir de quel PII (e-mail, téléphone, etc.)</text:span></text:p>
      <text:p text:style-name="P25"><text:tab/><text:span text:style-name="T14">quid des données financières ? Des habitudes d’achat ?</text:span></text:p>
      <text:p text:style-name="P25">Explications « malveillantes »</text:p>
      <text:p text:style-name="P21"/>
      <text:p text:style-name="P26">attributs « sensibles » - micro-targeting</text:p>
      <text:p text:style-name="P26">comment déterminer l’importance d’un attribut ?</text:p>
      <text:p text:style-name="P26"><text:tab/><text:span text:style-name="T15">Le plus sensible (vie privée)</text:span></text:p>
      <text:p text:style-name="P26"><text:tab/><text:span text:style-name="T15">le plus (ou moins rare) </text:span></text:p>
      <text:p text:style-name="P26"><text:span text:style-name="T15"><text:tab/>Celui qui a le plus d’influence sur le résultat</text:span></text:p>
      <text:p text:style-name="P21"/>
      <text:p text:style-name="P21"/>
      <text:p text:style-name="P21">- <text:span text:style-name="T16">AdAnalyst.mpi-sws.org : est un plug-in Chrome et Firefox</text:span></text:p>
      <text:p text:style-name="P27">fait l’agrégation de données (les utilisateurs de ce pug-in donnent donc accès à leur compte facebook, pour qu’il récupère et analyse les données publicitaires)</text:p>
      <text:p text:style-name="P28">compile les explications de facebook (pourquoi on a reçu telle ou telle publicité)</text:p>
      <text:p text:style-name="P28"/>
      <text:p text:style-name="P14"><text:soft-page-break/>Ouverture vers des pistes d’évolution</text:p>
      <text:p text:style-name="P14"/>
      <text:p text:style-name="P29">Blockchain</text:p>
      <text:p text:style-name="P29">Criteo</text:p>
      <text:p text:style-name="P29">BID <text:span text:style-name="T17">(</text:span>?)</text:p>
      <text:p text:style-name="P27"/>
      <text:p text:style-name="P21">----------------------------------------------------------------------------------------------------------------</text:p>
      <text:p text:style-name="P21"/>
      <text:p text:style-name="P21">Biblio citée pendant la conférence : </text:p>
      <text:p text:style-name="P21"/>
      <text:p text:style-name="P21">« Potential for discrimination in online targeted advertising » de Patrick Loiseau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10:02.782000000</meta:creation-date>
    <meta:generator>LibreOffice/5.4.1.2$Windows_X86_64 LibreOffice_project/ea7cb86e6eeb2bf3a5af73a8f7777ac570321527</meta:generator>
    <dc:date>2018-07-27T11:19:22.667000000</dc:date>
    <meta:editing-duration>PT58M56S</meta:editing-duration>
    <meta:editing-cycles>31</meta:editing-cycles>
    <meta:document-statistic meta:table-count="0" meta:image-count="0" meta:object-count="0" meta:page-count="3" meta:paragraph-count="65" meta:word-count="596" meta:character-count="3745" meta:non-whitespace-character-count="3195"/>
  </office:meta>
</office:document-meta>
</file>